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Times New Roman" fo:font-size="16pt" fo:font-style="italic" style:font-name-asian="Liberation Sans1" style:font-size-asian="16pt" style:font-style-asian="italic" style:font-name-complex="Liberation Sans1" style:font-size-complex="16pt" style:font-style-complex="italic"/>
    </style:style>
    <style:style style:name="T2" style:family="text">
      <style:text-properties style:text-position="-33% 58%" style:font-name="Times New Roman" fo:font-size="16pt" fo:font-style="italic" style:font-name-asian="Liberation Sans1" style:font-size-asian="16pt" style:font-style-asian="italic" style:font-name-complex="Liberation Sans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014cm" svg:y1="0.127cm" svg:x2="5.014cm" svg:y2="8.763cm">
            <text:p/>
          </draw:line>
          <draw:line draw:style-name="gr1" draw:text-style-name="P1" draw:layer="layout" svg:x1="0.061cm" svg:y1="4.318cm" svg:x2="10.348cm" svg:y2="4.318cm">
            <text:p/>
          </draw:line>
          <draw:path draw:style-name="gr2" draw:text-style-name="P2" draw:layer="layout" svg:width="4.747cm" svg:height="2.192cm" draw:transform="rotate (0.902509756206268) translate (4.79576563874007cm 4.14571072379081cm)" svg:viewBox="0 0 4748 2193" svg:d="M0 278c1925-226 3017-278 3017-278l1731 2193">
            <text:p/>
          </draw:path>
          <draw:path draw:style-name="gr2" draw:text-style-name="P2" draw:layer="layout" svg:width="4.747cm" svg:height="2.192cm" draw:transform="rotate (-2.23908289738353) translate (5.23223436125993cm 4.4902892762092cm)" svg:viewBox="0 0 4748 2193" svg:d="M0 278c1925-226 3017-278 3017-278l1731 2193">
            <text:p/>
          </draw:path>
          <draw:line draw:style-name="gr2" draw:text-style-name="P2" draw:layer="layout" svg:x1="5.082cm" svg:y1="1.778cm" svg:x2="4.955cm" svg:y2="1.778cm">
            <text:p/>
          </draw:line>
          <draw:line draw:style-name="gr2" draw:text-style-name="P2" draw:layer="layout" svg:x1="5.072cm" svg:y1="6.859cm" svg:x2="4.945cm" svg:y2="6.859cm">
            <text:p/>
          </draw:line>
          <draw:frame draw:style-name="gr3" draw:text-style-name="P4" draw:layer="layout" svg:width="0.93cm" svg:height="1.006cm" svg:x="4.029cm" svg:y="1.185cm">
            <draw:text-box>
              <text:p text:style-name="P3"><text:span text:style-name="T1">S</text:span><text:span text:style-name="T2">y</text:span></text:p>
            </draw:text-box>
          </draw:frame>
          <draw:frame draw:style-name="gr3" draw:text-style-name="P4" draw:layer="layout" svg:width="1.116cm" svg:height="1.006cm" svg:x="5.1cm" svg:y="6.487cm">
            <draw:text-box>
              <text:p text:style-name="P3"><text:span text:style-name="T1">-S</text:span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29:58.074603971</meta:creation-date>
    <dc:date>2017-03-14T15:53:26.319901794</dc:date>
    <meta:editing-duration>PT2M46S</meta:editing-duration>
    <meta:editing-cycles>1</meta:editing-cycles>
    <meta:document-statistic meta:object-count="9"/>
    <meta:generator>LibreOffice/5.3.0.3$Linux_X86_64 LibreOffice_project/30m0$Build-3</meta:generator>
  </office:meta>
</office:document-meta>
</file>